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xxxx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4201977401" calcext:value-type="float">
            <text:p>0.420197740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.6899717514" calcext:value-type="float">
            <text:p>1.689971751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.3312146893" calcext:value-type="float">
            <text:p>4.331214689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8757062147" calcext:value-type="float">
            <text:p>16.875706214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.3912429379" calcext:value-type="float">
            <text:p>24.391242937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2.822740113" calcext:value-type="float">
            <text:p>42.82274011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7.4816384181" calcext:value-type="float">
            <text:p>57.481638418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7.2379943503" calcext:value-type="float">
            <text:p>67.237994350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8.1927966102" calcext:value-type="float">
            <text:p>78.192796610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1.6313559322" calcext:value-type="float">
            <text:p>91.631355932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5.1765536723" calcext:value-type="float">
            <text:p>95.176553672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.6765536723" calcext:value-type="float">
            <text:p>92.676553672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5.7634180791" calcext:value-type="float">
            <text:p>95.763418079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8.6038135593" calcext:value-type="float">
            <text:p>98.603813559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9.2323446328" calcext:value-type="float">
            <text:p>99.232344632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9378531073447" calcext:value-type="float">
            <text:p>1.793785310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94420903954802" calcext:value-type="float">
            <text:p>1.944209039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.48305084745763" calcext:value-type="float">
            <text:p>2.483050847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.86158192090396" calcext:value-type="float">
            <text:p>1.861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6144067796611" calcext:value-type="float">
            <text:p>40.614406779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9.4470338983051" calcext:value-type="float">
            <text:p>39.447033898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1.792372881356" calcext:value-type="float">
            <text:p>41.792372881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0.5607344632769" calcext:value-type="float">
            <text:p>40.56073446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6.7443502824859" calcext:value-type="float">
            <text:p>86.744350282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6.7895480225989" calcext:value-type="float">
            <text:p>86.789548022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7.7959039548023" calcext:value-type="float">
            <text:p>87.795903954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7.6087570621469" calcext:value-type="float">
            <text:p>87.608757062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.5925141242938" calcext:value-type="float">
            <text:p>98.592514124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8.3072033898305" calcext:value-type="float">
            <text:p>98.307203389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7.6362994350282" calcext:value-type="float">
            <text:p>97.63629943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8.7231638418079" calcext:value-type="float">
            <text:p>98.7231638418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1:30.448218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21:41.250570507</dc:date>
    <meta:editing-duration>PT51M54S</meta:editing-duration>
    <meta:editing-cycles>11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199cm" svg:y="0.231cm" svg:width="11.923cm" svg:height="10.138cm">
          <chartooo:coordinate-region svg:x="2.006cm" svg:y="0.43cm" svg:width="10.929cm" svg:height="9.292cm"/>
          <chart:axis chart:dimension="x" chart:name="primary-x" chart:style-name="ch4" chartooo:axis-type="auto">
            <chart:title svg:x="4.999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264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C2:robotOffset_avg.C5</svg:desc>
                </draw:g>
              </table:table-cell>
              <table:table-cell office:value-type="float" office:value="16.8757062147">
                <text:p>16.8757062147</text:p>
                <draw:g>
                  <svg:desc>robotOffset_avg.C6:robotOffset_avg.C9</svg:desc>
                </draw:g>
              </table:table-cell>
              <table:table-cell office:value-type="float" office:value="67.2379943503">
                <text:p>67.2379943503</text:p>
                <draw:g>
                  <svg:desc>robotOffset_avg.C10:robotOffset_avg.C13</svg:desc>
                </draw:g>
              </table:table-cell>
              <table:table-cell office:value-type="float" office:value="92.6765536723">
                <text:p>92.6765536723</text:p>
                <draw:g>
                  <svg:desc>robotOffset_avg.C14:robotOffset_avg.C17</svg:desc>
                </draw:g>
              </table:table-cell>
              <table:table-cell office:value-type="float" office:value="1.79378531073447">
                <text:p>1.79378531073447</text:p>
                <draw:g>
                  <svg:desc>robotOffset_avg.C18:robotOffset_avg.C21</svg:desc>
                </draw:g>
              </table:table-cell>
              <table:table-cell office:value-type="float" office:value="40.6144067796611">
                <text:p>40.6144067796611</text:p>
                <draw:g>
                  <svg:desc>robotOffset_avg.C22:robotOffset_avg.C25</svg:desc>
                </draw:g>
              </table:table-cell>
              <table:table-cell office:value-type="float" office:value="86.7443502824859">
                <text:p>86.7443502824859</text:p>
                <draw:g>
                  <svg:desc>robotOffset_avg.C26:robotOffset_avg.C29</svg:desc>
                </draw:g>
              </table:table-cell>
              <table:table-cell office:value-type="float" office:value="98.5925141242938">
                <text:p>98.5925141242938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201977401">
                <text:p>0.4201977401</text:p>
              </table:table-cell>
              <table:table-cell office:value-type="float" office:value="24.3912429379">
                <text:p>24.3912429379</text:p>
              </table:table-cell>
              <table:table-cell office:value-type="float" office:value="78.1927966102">
                <text:p>78.1927966102</text:p>
              </table:table-cell>
              <table:table-cell office:value-type="float" office:value="95.7634180791">
                <text:p>95.7634180791</text:p>
              </table:table-cell>
              <table:table-cell office:value-type="float" office:value="1.94420903954802">
                <text:p>1.94420903954802</text:p>
              </table:table-cell>
              <table:table-cell office:value-type="float" office:value="39.4470338983051">
                <text:p>39.4470338983051</text:p>
              </table:table-cell>
              <table:table-cell office:value-type="float" office:value="86.7895480225989">
                <text:p>86.7895480225989</text:p>
              </table:table-cell>
              <table:table-cell office:value-type="float" office:value="98.3072033898305">
                <text:p>98.30720338983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899717514">
                <text:p>1.6899717514</text:p>
              </table:table-cell>
              <table:table-cell office:value-type="float" office:value="42.822740113">
                <text:p>42.822740113</text:p>
              </table:table-cell>
              <table:table-cell office:value-type="float" office:value="91.6313559322">
                <text:p>91.6313559322</text:p>
              </table:table-cell>
              <table:table-cell office:value-type="float" office:value="98.6038135593">
                <text:p>98.6038135593</text:p>
              </table:table-cell>
              <table:table-cell office:value-type="float" office:value="2.48305084745763">
                <text:p>2.48305084745763</text:p>
              </table:table-cell>
              <table:table-cell office:value-type="float" office:value="41.792372881356">
                <text:p>41.792372881356</text:p>
              </table:table-cell>
              <table:table-cell office:value-type="float" office:value="87.7959039548023">
                <text:p>87.7959039548023</text:p>
              </table:table-cell>
              <table:table-cell office:value-type="float" office:value="97.6362994350282">
                <text:p>97.636299435028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3312146893">
                <text:p>4.3312146893</text:p>
              </table:table-cell>
              <table:table-cell office:value-type="float" office:value="57.4816384181">
                <text:p>57.4816384181</text:p>
              </table:table-cell>
              <table:table-cell office:value-type="float" office:value="95.1765536723">
                <text:p>95.1765536723</text:p>
              </table:table-cell>
              <table:table-cell office:value-type="float" office:value="99.2323446328">
                <text:p>99.2323446328</text:p>
              </table:table-cell>
              <table:table-cell office:value-type="float" office:value="1.86158192090396">
                <text:p>1.86158192090396</text:p>
              </table:table-cell>
              <table:table-cell office:value-type="float" office:value="40.5607344632769">
                <text:p>40.5607344632769</text:p>
              </table:table-cell>
              <table:table-cell office:value-type="float" office:value="87.6087570621469">
                <text:p>87.6087570621469</text:p>
              </table:table-cell>
              <table:table-cell office:value-type="float" office:value="98.7231638418079">
                <text:p>98.7231638418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